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0afc" officeooo:paragraph-rsid="001c0afc"/>
    </style:style>
    <style:style style:name="P2" style:family="paragraph" style:parent-style-name="Standard">
      <style:text-properties fo:color="#800000" fo:font-size="18pt" fo:text-shadow="1pt 1pt" fo:font-weight="bold" officeooo:rsid="001c4f93" officeooo:paragraph-rsid="001c4f93" style:font-size-asian="18pt" style:font-weight-asian="bold" style:font-size-complex="18pt" style:font-weight-complex="bold"/>
    </style:style>
    <style:style style:name="P3" style:family="paragraph" style:parent-style-name="Standard">
      <style:text-properties fo:color="#800000" fo:font-size="15pt" style:text-underline-style="solid" style:text-underline-width="auto" style:text-underline-color="font-color" fo:font-weight="bold" officeooo:rsid="001c0afc" officeooo:paragraph-rsid="001c0afc" style:font-size-asian="15pt" style:font-weight-asian="bold" style:font-size-complex="15pt" style:font-weight-complex="bold"/>
    </style:style>
    <style:style style:name="P4" style:family="paragraph" style:parent-style-name="Standard">
      <style:text-properties fo:color="#800000" fo:font-size="15pt" style:text-underline-style="solid" style:text-underline-width="auto" style:text-underline-color="font-color" fo:font-weight="bold" officeooo:rsid="001c4f93" officeooo:paragraph-rsid="001c4f93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officeooo:rsid="001c0afc" officeooo:paragraph-rsid="001c0afc" style:font-size-asian="15pt" style:font-size-complex="15pt"/>
    </style:style>
    <style:style style:name="P6" style:family="paragraph" style:parent-style-name="Standard">
      <style:text-properties fo:font-size="15pt" officeooo:rsid="001c0afc" officeooo:paragraph-rsid="001c5197" style:font-size-asian="15pt" style:font-size-complex="15pt"/>
    </style:style>
    <style:style style:name="P7" style:family="paragraph" style:parent-style-name="Standard">
      <style:text-properties fo:font-size="15pt" officeooo:rsid="001c4f93" officeooo:paragraph-rsid="001c4f93" style:font-size-asian="15pt" style:font-size-complex="15pt"/>
    </style:style>
    <style:style style:name="P8" style:family="paragraph" style:parent-style-name="Standard">
      <style:text-properties fo:font-size="15pt" officeooo:rsid="001c4f93" officeooo:paragraph-rsid="001c5197" style:font-size-asian="15pt" style:font-size-complex="15pt"/>
    </style:style>
    <style:style style:name="T1" style:family="text">
      <style:text-properties officeooo:rsid="001c4f9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4f93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c4f93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GENDA FOR RECITATION 5</text:p>
      <text:p text:style-name="P1"/>
      <text:p text:style-name="P3">Download and test your datasets</text:p>
      <text:p text:style-name="P5">- Open and visually <text:span text:style-name="T2">inspect</text:span> your data</text:p>
      <text:p text:style-name="P6">- Verify that your dataset is <text:span text:style-name="T2">large enough</text:span> to be useful, and <text:span text:style-name="T2">small enough</text:span> to handle. You may <text:span text:style-name="T2">sample</text:span> large datasets.</text:p>
      <text:p text:style-name="P5">- You <text:span text:style-name="T4">may</text:span><text:span text:style-name="T2"> change</text:span> your dataset and/or problem definition if absolutely necessary (<text:span text:style-name="T2">if hopeless</text:span>)</text:p>
      <text:p text:style-name="P5">- <text:span text:style-name="T1">The data has to come from at least </text:span><text:span text:style-name="T3">two reliable sources</text:span><text:span text:style-name="T1"> and be publicly available</text:span></text:p>
      <text:p text:style-name="P5">- <text:span text:style-name="T1">It has to be in </text:span><text:span text:style-name="T3">raw</text:span><text:span text:style-name="T1"> (</text:span><text:span text:style-name="T3">CSV</text:span><text:span text:style-name="T1">, </text:span><text:span text:style-name="T3">JSON</text:span><text:span text:style-name="T1">, </text:span><text:span text:style-name="T3">XLS</text:span><text:span text:style-name="T1">, etc.) </text:span><text:span text:style-name="T3">format</text:span><text:span text:style-name="T1"> and should be copied to your </text:span><text:span text:style-name="T3">local folder</text:span><text:span text:style-name="T1">.</text:span></text:p>
      <text:p text:style-name="P5">- <text:span text:style-name="T1">The </text:span><text:span text:style-name="T3">inferences</text:span><text:span text:style-name="T1"> you make with the data </text:span><text:span text:style-name="T3">from different sources</text:span><text:span text:style-name="T1"> </text:span><text:span text:style-name="T5">may</text:span><text:span text:style-name="T3"> not agree</text:span><text:span text:style-name="T1"> with each other. This is an acceptable situation.</text:span></text:p>
      <text:p text:style-name="P5"/>
      <text:p text:style-name="P4">Complete your project proposals and start plotting you data</text:p>
      <text:p text:style-name="P7">- <text:span text:style-name="T2">Histogram</text:span></text:p>
      <text:p text:style-name="P8">- <text:span text:style-name="T2">Scatterplot</text:span>: Rescale if necessary, which dimensions should be the axes?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2:56:29.020652091</meta:creation-date>
    <dc:date>2017-03-13T13:32:15.102066471</dc:date>
    <meta:editing-duration>PT4M55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131" meta:character-count="746" meta:non-whitespace-character-count="625"/>
  </office:meta>
</office:document-meta>
</file>